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rebuchet MS" svg:font-family="'Trebuchet MS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a74c"/>
    </style:style>
    <style:style style:name="P2" style:family="paragraph" style:parent-style-name="Standard">
      <style:text-properties fo:font-weight="bold" officeooo:paragraph-rsid="0005a74c" style:font-weight-asian="bold" style:font-weight-complex="bold"/>
    </style:style>
    <style:style style:name="P3" style:family="paragraph" style:parent-style-name="Standard">
      <style:text-properties fo:font-weight="bold" officeooo:paragraph-rsid="0006a981" style:font-weight-asian="bold" style:font-weight-complex="bold"/>
    </style:style>
    <style:style style:name="P4" style:family="paragraph" style:parent-style-name="Standard">
      <style:text-properties fo:font-weight="bold" officeooo:paragraph-rsid="00073894" style:font-weight-asian="bold" style:font-weight-complex="bold"/>
    </style:style>
    <style:style style:name="P5" style:family="paragraph" style:parent-style-name="Standard">
      <style:text-properties fo:font-weight="bold" officeooo:paragraph-rsid="000a6577" style:font-weight-asian="bold" style:font-weight-complex="bold"/>
    </style:style>
    <style:style style:name="P6" style:family="paragraph" style:parent-style-name="Standard">
      <style:text-properties fo:font-weight="bold" officeooo:paragraph-rsid="000c0bd4" style:font-weight-asian="bold" style:font-weight-complex="bold"/>
    </style:style>
    <style:style style:name="P7" style:family="paragraph" style:parent-style-name="Standard">
      <style:text-properties officeooo:paragraph-rsid="0006a981"/>
    </style:style>
    <style:style style:name="P8" style:family="paragraph" style:parent-style-name="Standard">
      <style:text-properties officeooo:paragraph-rsid="00073894"/>
    </style:style>
    <style:style style:name="P9" style:family="paragraph" style:parent-style-name="Standard" style:list-style-name="L1">
      <style:text-properties officeooo:paragraph-rsid="0005a74c"/>
    </style:style>
    <style:style style:name="P10" style:family="paragraph" style:parent-style-name="Standard" style:list-style-name="L1">
      <style:text-properties officeooo:paragraph-rsid="0006a981"/>
    </style:style>
    <style:style style:name="P11" style:family="paragraph" style:parent-style-name="Standard" style:list-style-name="L2">
      <style:text-properties officeooo:paragraph-rsid="0006a981"/>
    </style:style>
    <style:style style:name="P12" style:family="paragraph" style:parent-style-name="Standard" style:list-style-name="L3">
      <style:text-properties officeooo:paragraph-rsid="0006a981"/>
    </style:style>
    <style:style style:name="P13" style:family="paragraph" style:parent-style-name="Standard" style:list-style-name="L4">
      <style:text-properties officeooo:paragraph-rsid="00073894"/>
    </style:style>
    <style:style style:name="P14" style:family="paragraph" style:parent-style-name="Standard" style:list-style-name="L10">
      <style:text-properties officeooo:paragraph-rsid="00073894"/>
    </style:style>
    <style:style style:name="P15" style:family="paragraph" style:parent-style-name="Standard" style:list-style-name="L10">
      <style:text-properties officeooo:paragraph-rsid="0008d584"/>
    </style:style>
    <style:style style:name="P16" style:family="paragraph" style:parent-style-name="Standard">
      <style:text-properties officeooo:paragraph-rsid="0008d584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paragraph-rsid="0009d78b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paragraph-rsid="0005a74c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paragraph-rsid="000c0bd4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paragraph-rsid="000f7427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paragraph-rsid="00132e01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paragraph-rsid="00145750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paragraph-rsid="00186b84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paragraph-rsid="001a98db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paragraph-rsid="001b9f4a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paragraph-rsid="001d9133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paragraph-rsid="001f6f09" style:font-weight-asian="bold" style:font-weight-complex="bold"/>
    </style:style>
    <style:style style:name="P28" style:family="paragraph" style:parent-style-name="Standard">
      <style:text-properties style:text-underline-style="none" fo:font-weight="bold" officeooo:paragraph-rsid="000a6577" style:font-weight-asian="bold" style:font-weight-complex="bold"/>
    </style:style>
    <style:style style:name="P29" style:family="paragraph" style:parent-style-name="Standard">
      <style:text-properties style:text-underline-style="none" fo:font-weight="bold" officeooo:paragraph-rsid="000c0bd4" style:font-weight-asian="bold" style:font-weight-complex="bold"/>
    </style:style>
    <style:style style:name="P30" style:family="paragraph" style:parent-style-name="Standard" style:list-style-name="L18">
      <style:text-properties style:text-underline-style="none" fo:font-weight="bold" officeooo:paragraph-rsid="000c0bd4" style:font-weight-asian="bold" style:font-weight-complex="bold"/>
    </style:style>
    <style:style style:name="P31" style:family="paragraph" style:parent-style-name="Standard" style:list-style-name="L20">
      <style:text-properties style:text-underline-style="none" fo:font-weight="bold" officeooo:paragraph-rsid="000d6a9d" style:font-weight-asian="bold" style:font-weight-complex="bold"/>
    </style:style>
    <style:style style:name="P32" style:family="paragraph" style:parent-style-name="Standard">
      <style:text-properties style:text-underline-style="none" fo:font-weight="bold" officeooo:paragraph-rsid="000d6a9d" style:font-weight-asian="bold" style:font-weight-complex="bold"/>
    </style:style>
    <style:style style:name="P33" style:family="paragraph" style:parent-style-name="Standard" style:list-style-name="L21">
      <style:text-properties style:text-underline-style="none" fo:font-weight="normal" officeooo:paragraph-rsid="00100cab" style:font-weight-asian="normal" style:font-weight-complex="normal"/>
    </style:style>
    <style:style style:name="P34" style:family="paragraph" style:parent-style-name="Standard" style:list-style-name="L21">
      <style:text-properties style:text-underline-style="none" fo:font-weight="normal" officeooo:paragraph-rsid="0011469f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paragraph-rsid="0011469f" style:font-weight-asian="normal" style:font-weight-complex="normal"/>
    </style:style>
    <style:style style:name="P36" style:family="paragraph" style:parent-style-name="Standard" style:list-style-name="L23">
      <style:text-properties style:text-underline-style="none" fo:font-weight="normal" officeooo:paragraph-rsid="00132e01" style:font-weight-asian="normal" style:font-weight-complex="normal"/>
    </style:style>
    <style:style style:name="P37" style:family="paragraph" style:parent-style-name="Standard" style:list-style-name="L23">
      <style:text-properties style:text-underline-style="none" fo:font-weight="normal" officeooo:paragraph-rsid="00141e84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paragraph-rsid="00141e84" style:font-weight-asian="normal" style:font-weight-complex="normal"/>
    </style:style>
    <style:style style:name="P39" style:family="paragraph" style:parent-style-name="Standard" style:list-style-name="L26">
      <style:text-properties style:text-underline-style="none" fo:font-weight="normal" officeooo:paragraph-rsid="00186b84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paragraph-rsid="00186b84" style:font-weight-asian="normal" style:font-weight-complex="normal"/>
    </style:style>
    <style:style style:name="P41" style:family="paragraph" style:parent-style-name="Standard" style:list-style-name="L27">
      <style:text-properties style:text-underline-style="none" fo:font-weight="normal" officeooo:paragraph-rsid="00186b84" style:font-weight-asian="normal" style:font-weight-complex="normal"/>
    </style:style>
    <style:style style:name="P42" style:family="paragraph" style:parent-style-name="Standard" style:list-style-name="L27">
      <style:text-properties style:text-underline-style="none" fo:font-weight="normal" officeooo:paragraph-rsid="001901e5" style:font-weight-asian="normal" style:font-weight-complex="normal"/>
    </style:style>
    <style:style style:name="P43" style:family="paragraph" style:parent-style-name="Standard" style:list-style-name="L27">
      <style:text-properties style:text-underline-style="none" fo:font-weight="normal" officeooo:paragraph-rsid="001a98db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paragraph-rsid="001a98db" style:font-weight-asian="normal" style:font-weight-complex="normal"/>
    </style:style>
    <style:style style:name="P45" style:family="paragraph" style:parent-style-name="Standard" style:list-style-name="L29">
      <style:text-properties style:text-underline-style="none" fo:font-weight="normal" officeooo:paragraph-rsid="001a98db" style:font-weight-asian="normal" style:font-weight-complex="normal"/>
    </style:style>
    <style:style style:name="P46" style:family="paragraph" style:parent-style-name="Standard" style:list-style-name="L30">
      <style:text-properties style:text-underline-style="none" fo:font-weight="normal" officeooo:paragraph-rsid="001b9f4a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paragraph-rsid="001d9133" style:font-weight-asian="normal" style:font-weight-complex="normal"/>
    </style:style>
    <style:style style:name="P48" style:family="paragraph" style:parent-style-name="Standard" style:list-style-name="L31">
      <style:text-properties style:text-underline-style="none" fo:font-weight="normal" officeooo:paragraph-rsid="001d9133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paragraph-rsid="001f6f09" style:font-weight-asian="normal" style:font-weight-complex="normal"/>
    </style:style>
    <style:style style:name="P50" style:family="paragraph" style:parent-style-name="Standard" style:list-style-name="L32">
      <style:text-properties style:text-underline-style="none" fo:font-weight="normal" officeooo:paragraph-rsid="001f6f09" style:font-weight-asian="normal" style:font-weight-complex="normal"/>
    </style:style>
    <style:style style:name="P51" style:family="paragraph" style:parent-style-name="Standard" style:list-style-name="L33">
      <style:text-properties style:text-underline-style="none" fo:font-weight="normal" officeooo:paragraph-rsid="001f6f09" style:font-weight-asian="normal" style:font-weight-complex="normal"/>
    </style:style>
    <style:style style:name="P52" style:family="paragraph" style:parent-style-name="Standard" style:list-style-name="L33">
      <style:text-properties style:text-underline-style="none" fo:font-weight="normal" officeooo:paragraph-rsid="00202742" style:font-weight-asian="normal" style:font-weight-complex="normal"/>
    </style:style>
    <style:style style:name="P53" style:family="paragraph" style:parent-style-name="Standard" style:list-style-name="L33">
      <style:text-properties style:text-underline-style="none" fo:font-weight="normal" officeooo:paragraph-rsid="0020489e" style:font-weight-asian="normal" style:font-weight-complex="normal"/>
    </style:style>
    <style:style style:name="P54" style:family="paragraph" style:parent-style-name="Standard" style:list-style-name="L33">
      <style:text-properties style:text-underline-style="none" fo:font-weight="normal" officeooo:paragraph-rsid="0021bd25" style:font-weight-asian="normal" style:font-weight-complex="normal"/>
    </style:style>
    <style:style style:name="P55" style:family="paragraph" style:parent-style-name="Standard" style:list-style-name="L13">
      <style:text-properties officeooo:paragraph-rsid="000a6577"/>
    </style:style>
    <style:style style:name="P56" style:family="paragraph" style:parent-style-name="Standard" style:list-style-name="L14">
      <style:text-properties officeooo:paragraph-rsid="000a6577"/>
    </style:style>
    <style:style style:name="P57" style:family="paragraph" style:parent-style-name="Standard" style:list-style-name="L15">
      <style:text-properties officeooo:paragraph-rsid="000a6577"/>
    </style:style>
    <style:style style:name="P58" style:family="paragraph" style:parent-style-name="Standard" style:list-style-name="L16">
      <style:text-properties officeooo:paragraph-rsid="000a6577"/>
    </style:style>
    <style:style style:name="P59" style:family="paragraph" style:parent-style-name="Standard" style:list-style-name="L19">
      <style:text-properties officeooo:paragraph-rsid="000c0bd4"/>
    </style:style>
    <style:style style:name="P60" style:family="paragraph" style:parent-style-name="Standard" style:list-style-name="L23">
      <style:text-properties officeooo:paragraph-rsid="00132e01"/>
    </style:style>
    <style:style style:name="P61" style:family="paragraph" style:parent-style-name="Standard" style:list-style-name="L24">
      <style:text-properties officeooo:paragraph-rsid="00141e84"/>
    </style:style>
    <style:style style:name="T1" style:family="text">
      <style:text-properties officeooo:rsid="0005a74c"/>
    </style:style>
    <style:style style:name="T2" style:family="text">
      <style:text-properties officeooo:rsid="0006a981"/>
    </style:style>
    <style:style style:name="T3" style:family="text">
      <style:text-properties fo:font-weight="normal" officeooo:rsid="0006a981" style:font-weight-asian="normal" style:font-weight-complex="normal"/>
    </style:style>
    <style:style style:name="T4" style:family="text">
      <style:text-properties fo:font-weight="normal" officeooo:rsid="00073894" style:font-weight-asian="normal" style:font-weight-complex="normal"/>
    </style:style>
    <style:style style:name="T5" style:family="text">
      <style:text-properties fo:font-weight="normal" officeooo:rsid="0008d584" style:font-weight-asian="normal" style:font-weight-complex="normal"/>
    </style:style>
    <style:style style:name="T6" style:family="text">
      <style:text-properties fo:font-weight="normal" officeooo:rsid="000a6577" style:font-weight-asian="normal" style:font-weight-complex="normal"/>
    </style:style>
    <style:style style:name="T7" style:family="text">
      <style:text-properties fo:font-weight="normal" officeooo:rsid="000c0bd4" style:font-weight-asian="normal" style:font-weight-complex="normal"/>
    </style:style>
    <style:style style:name="T8" style:family="text">
      <style:text-properties fo:font-weight="normal" officeooo:rsid="000d6a9d" style:font-weight-asian="normal" style:font-weight-complex="normal"/>
    </style:style>
    <style:style style:name="T9" style:family="text">
      <style:text-properties fo:font-weight="bold" officeooo:rsid="0008d584" style:font-weight-asian="bold" style:font-weight-complex="bold"/>
    </style:style>
    <style:style style:name="T10" style:family="text">
      <style:text-properties fo:font-weight="bold" officeooo:rsid="00100cab" style:font-weight-asian="bold" style:font-weight-complex="bold"/>
    </style:style>
    <style:style style:name="T11" style:family="text">
      <style:text-properties officeooo:rsid="0009d78b"/>
    </style:style>
    <style:style style:name="T12" style:family="text">
      <style:text-properties style:text-underline-style="none" fo:font-weight="normal" officeooo:rsid="000a6577" style:font-weight-asian="normal" style:font-weight-complex="normal"/>
    </style:style>
    <style:style style:name="T13" style:family="text">
      <style:text-properties style:text-underline-style="none" fo:font-weight="normal" officeooo:rsid="00073894" style:font-weight-asian="normal" style:font-weight-complex="normal"/>
    </style:style>
    <style:style style:name="T14" style:family="text">
      <style:text-properties style:text-underline-style="none" fo:font-weight="normal" officeooo:rsid="00132e01" style:font-weight-asian="normal" style:font-weight-complex="normal"/>
    </style:style>
    <style:style style:name="T15" style:family="text">
      <style:text-properties style:text-underline-style="none" fo:font-weight="normal" officeooo:rsid="00141e84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officeooo:rsid="0009d78b"/>
    </style:style>
    <style:style style:name="T17" style:family="text">
      <style:text-properties officeooo:rsid="000c0bd4"/>
    </style:style>
    <style:style style:name="T18" style:family="text">
      <style:text-properties officeooo:rsid="000f7427"/>
    </style:style>
    <style:style style:name="T19" style:family="text">
      <style:text-properties officeooo:rsid="00100cab"/>
    </style:style>
    <style:style style:name="T20" style:family="text">
      <style:text-properties officeooo:rsid="0011469f"/>
    </style:style>
    <style:style style:name="T21" style:family="text">
      <style:text-properties officeooo:rsid="00132e01"/>
    </style:style>
    <style:style style:name="T22" style:family="text">
      <style:text-properties officeooo:rsid="00141e84"/>
    </style:style>
    <style:style style:name="T23" style:family="text">
      <style:text-properties officeooo:rsid="00145750"/>
    </style:style>
    <style:style style:name="T24" style:family="text">
      <style:text-properties officeooo:rsid="0016bdad"/>
    </style:style>
    <style:style style:name="T25" style:family="text">
      <style:text-properties officeooo:rsid="00186b84"/>
    </style:style>
    <style:style style:name="T26" style:family="text">
      <style:text-properties officeooo:rsid="001901e5"/>
    </style:style>
    <style:style style:name="T27" style:family="text">
      <style:text-properties officeooo:rsid="00190e7e"/>
    </style:style>
    <style:style style:name="T28" style:family="text">
      <style:text-properties officeooo:rsid="001a98db"/>
    </style:style>
    <style:style style:name="T29" style:family="text">
      <style:text-properties officeooo:rsid="001b9f4a"/>
    </style:style>
    <style:style style:name="T30" style:family="text">
      <style:text-properties officeooo:rsid="001d9133"/>
    </style:style>
    <style:style style:name="T31" style:family="text">
      <style:text-properties officeooo:rsid="001f6f09"/>
    </style:style>
    <style:style style:name="T32" style:family="text">
      <style:text-properties officeooo:rsid="00202742"/>
    </style:style>
    <style:style style:name="T33" style:family="text">
      <style:text-properties officeooo:rsid="0020489e"/>
    </style:style>
    <style:style style:name="T34" style:family="text">
      <style:text-properties officeooo:rsid="0021bd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9cm" fo:text-indent="-0.635cm" fo:margin-left="2.1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64cm" fo:text-indent="-0.635cm" fo:margin-left="2.7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99cm" fo:text-indent="-0.635cm" fo:margin-left="3.3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34cm" fo:text-indent="-0.635cm" fo:margin-left="4.0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69cm" fo:text-indent="-0.635cm" fo:margin-left="4.6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04cm" fo:text-indent="-0.635cm" fo:margin-left="5.3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39cm" fo:text-indent="-0.635cm" fo:margin-left="5.9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74cm" fo:text-indent="-0.635cm" fo:margin-left="6.5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09cm" fo:text-indent="-0.635cm" fo:margin-left="7.2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44cm" fo:text-indent="-0.635cm" fo:margin-left="7.844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iki :</text:span></text:p>
      <text:p text:style-name="P2"><text:span text:style-name="T1"/></text:p>
      <text:p text:style-name="P17"><text:span text:style-name="T11">Carte: google maps:</text:span></text:p>
      <text:p text:style-name="P18"><text:span text:style-name="T1"/></text:p>
      <text:p text:style-name="P2"><text:span text:style-name="T1">- Modification de la page ajax/inscrireBureau_modal.js:</text:span></text:p>
      <text:p text:style-name="P1"><text:span text:style-name="T1"/></text:p>
      <text:list xml:id="list42040055" text:style-name="L1">
        <text:list-item>
          <text:p text:style-name="P9"><text:span text:style-name="T1">l'ajout de deux input pour aficher la latitude et longitude.</text:span></text:p>
        </text:list-item>
        <text:list-item>
          <text:p text:style-name="P9"><text:span text:style-name="T1">L'ajout de la div qui contient la carte de google maps initialisé a lille.</text:span></text:p>
        </text:list-item>
        <text:list-item>
          <text:p text:style-name="P9"><text:span text:style-name="T1">Ajout de boutton «verifier» pour verifer que l'adresse saisie est bien existe.</text:span></text:p>
        </text:list-item>
        <text:list-item>
          <text:p text:style-name="P9"><text:span text:style-name="T1">Ajout de la fonction <text:s/>«geolocalise()» <text:s/>chargée de géolocaliser l'adresse saisie.</text:span></text:p>
        </text:list-item>
        <text:list-item>
          <text:p text:style-name="P9"><text:span text:style-name="T1">Ajout de la fonction «initialiser» pour initialiser la carte.</text:span></text:p>
        </text:list-item>
        <text:list-item>
          <text:p text:style-name="P10"><text:span text:style-name="T2">Modification dans la fonction «faireInscrireBureau(form)»</text:span><text:span text:style-name="T1"> </text:span><text:span text:style-name="T2">en ajoutant les deux variables longitude et latitude pour pouvoir l'enregistrer dans la base de donnée.</text:span></text:p>
        </text:list-item>
      </text:list>
      <text:p text:style-name="P7"><text:span text:style-name="T1"><text:s/></text:span></text:p>
      <text:p text:style-name="P3"><text:span text:style-name="T1">- Modification de la page ajax/</text:span><text:span text:style-name="T2">faireInscrireBureau.php</text:span><text:span text:style-name="T1">:</text:span></text:p>
      <text:p text:style-name="P3"><text:span text:style-name="T1"/></text:p>
      <text:list xml:id="list1206204676" text:style-name="L2">
        <text:list-item>
          <text:p text:style-name="P11"><text:span text:style-name="T3">Ajout de deux variables latitude et <text:s/>longitude </text:span></text:p>
        </text:list-item>
      </text:list>
      <text:p text:style-name="P3"><text:span text:style-name="T3"><text:tab/><text:tab/>$latitude = trim(getParam("latitude", ""));</text:span></text:p>
      <text:p text:style-name="P3"><text:span text:style-name="T3"><text:tab/><text:tab/>$longitude = trim(getParam("longitude", ""));</text:span></text:p>
      <text:p text:style-name="P3"><text:span text:style-name="T3"><text:tab/><text:tab/>faireInscrireBureau(</text:span></text:p>
      <text:p text:style-name="P3"><text:span text:style-name="T3"><text:s text:c="32"/>$bur_adresse, $bur_tel, $bur_ville, $bur_cp, $entreprise, $</text:span><text:span text:style-name="T2">latitude</text:span><text:span text:style-name="T3">, $</text:span><text:span text:style-name="T2">longitude</text:span><text:span text:style-name="T3"></text:span></text:p>
      <text:p text:style-name="P3"><text:span text:style-name="T3"><text:s text:c="24"/>);</text:span></text:p>
      <text:p text:style-name="P3"><text:span text:style-name="T3"/></text:p>
      <text:p text:style-name="P3"><text:span text:style-name="T1">- Modification de la page </text:span><text:span text:style-name="T2">dbmngt</text:span><text:span text:style-name="T1">/</text:span><text:span text:style-name="T2">inscrire.php</text:span><text:span text:style-name="T1">:</text:span></text:p>
      <text:p text:style-name="P3"><text:span text:style-name="T1"/></text:p>
      <text:list xml:id="list691768241" text:style-name="L3">
        <text:list-item>
          <text:p text:style-name="P12"><text:span text:style-name="T3">Modification dans la fonction <text:s/>faireInscrireBureau</text:span><text:span text:style-name="T4">():</text:span></text:p>
        </text:list-item>
      </text:list>
      <text:list xml:id="list785160870" text:style-name="L4">
        <text:list-item>
          <text:p text:style-name="P13"><text:span text:style-name="T4">Ajout de deux parametres $fa_latitude, $fa_longitude.</text:span></text:p>
        </text:list-item>
        <text:list-item>
          <text:p text:style-name="P13"><text:span text:style-name="T4">Ajout de test <text:s/>ci-dessous pour verifier que l'utilisateur a appuyer sur le bouton verifier avant le bouton inscrire.</text:span></text:p>
        </text:list-item>
      </text:list>
      <text:p text:style-name="P4"><text:span text:style-name="T4"><text:tab/><text:tab/><text:tab/>if ((strlen($fa_latitude) == 0) || (strlen($fa_longitude) == 0))</text:span></text:p>
      <text:p text:style-name="P8"><text:span text:style-name="T4"><text:s text:c="6"/><text:tab/><text:tab/><text:tab/> <text:s/>return "NOK : Veuillez appuyer sur le boutton verifier !!";</text:span></text:p>
      <text:list xml:id="list407990672" text:style-name="L10">
        <text:list-header>
          <text:p text:style-name="P14"><text:span text:style-name="T5"><text:s text:c="5"/>3. <text:s text:c="2"/></text:span><text:span text:style-name="T4">Modification de la requete de l'insertion d'un nouveau bureau en ajoutant deux champs.</text:span></text:p>
          <text:p text:style-name="P15"><text:span text:style-name="T4"><text:s text:c="5"/></text:span><text:span text:style-name="T5">4. <text:s/>On a ajouté la possibilité de calculer la distance entre deux villes via les coordonées GPS:</text:span></text:p>
          <text:list>
            <text:list-item>
              <text:list>
                <text:list-header>
                  <text:p text:style-name="P15"><text:span text:style-name="T5">//Calcule de la distance a partir des coordonées GPS</text:span></text:p>
                  <text:p text:style-name="P15"><text:span text:style-name="T5">//$DistanceGPS = $Distance-&gt;getDistanceCoorGPS($fa_latitude, $fa_longitude); </text:span></text:p>
                  <text:p text:style-name="P15"><text:span text:style-name="T5">et pour cela on a ajouté la fonction <text:s/></text:span><text:span text:style-name="T9">getDistanceCoorGPS</text:span><text:span text:style-name="T5">() dans le fichier distance/calculDistance.php pour gerer le calcule de la distance via coordonées GPS.</text:span></text:p>
                </text:list-header>
              </text:list>
            </text:list-item>
          </text:list>
        </text:list-header>
      </text:list>
      <text:p text:style-name="P6"><text:span text:style-name="T17"/></text:p>
      <text:p text:style-name="P6"><text:span text:style-name="T17">- Modification de la page index.php:</text:span></text:p>
      <text:p text:style-name="P6"><text:span text:style-name="T17"/></text:p>
      <text:list xml:id="list1133749954" text:style-name="L19">
        <text:list-item>
          <text:p text:style-name="P59"><text:span text:style-name="T17">Modification dans la balise head en ajoutant ces lignes :</text:span></text:p>
          <text:p text:style-name="P59"><text:span text:style-name="T17"><text:tab/><text:tab/><text:tab/>&lt;!--Modification pour l'api google maps--&gt;<text:tab/><text:tab/><text:tab/> </text:span></text:p>
          <text:p text:style-name="P59"><text:span text:style-name="T17"><text:tab/><text:tab/><text:tab/>&lt;script type="text/javascript" <text:tab/><text:tab/><text:tab/><text:tab/><text:tab/>src="http://maps.google.com/maps/api/js?sensor=false"&gt;&lt;/script&gt;</text:span></text:p>
        </text:list-item>
      </text:list>
      <text:p text:style-name="P16"><text:span text:style-name="T5"/></text:p>
      <text:p text:style-name="P5"><text:span text:style-name="T16">Base de données :</text:span></text:p>
      <text:list xml:id="list1565248365" text:style-name="L13">
        <text:list-item>
          <text:p text:style-name="P55"><text:span text:style-name="T12">Table bureau: </text:span></text:p>
        </text:list-item>
      </text:list>
      <text:list xml:id="list143190820" text:style-name="L14">
        <text:list-item>
          <text:p text:style-name="P56"><text:span text:style-name="T12">Ajout d'un champ «obsolete» de type int pour savoir si un bureau actif ou inactif.</text:span></text:p>
        </text:list-item>
        <text:list-item>
          <text:p text:style-name="P56"><text:span text:style-name="T12">Ajout de deux champs «latitude» et «</text:span><text:span text:style-name="T13">longitude</text:span><text:span text:style-name="T12">» de type float pour sauvegarder <text:s/>les </text:span><text:soft-page-break/><text:span text:style-name="T12">coordonées GPS d'un bureau.</text:span></text:p>
        </text:list-item>
      </text:list>
      <text:list xml:id="list1080579099" text:style-name="L15">
        <text:list-item>
          <text:p text:style-name="P57"><text:span text:style-name="T12">Table membre :</text:span></text:p>
        </text:list-item>
      </text:list>
      <text:list xml:id="list2046096516" text:style-name="L16">
        <text:list-item>
          <text:p text:style-name="P58"><text:span text:style-name="T12">Ajout des champs inscription de type char, fonction de type char, valide de type int.</text:span></text:p>
        </text:list-item>
      </text:list>
      <text:p text:style-name="P28"><text:span text:style-name="T6"/></text:p>
      <text:p text:style-name="P19"><text:span text:style-name="T17">Table dynamique :</text:span></text:p>
      <text:p text:style-name="P29"><text:span text:style-name="T7"/></text:p>
      <text:list xml:id="list163000172" text:style-name="L18">
        <text:list-item>
          <text:p text:style-name="P30"><text:span text:style-name="T7">Ajout de deux fichiers dans le dossier «js» pour la gestion de table dynamique</text:span></text:p>
          <text:list>
            <text:list-item>
              <text:p text:style-name="P30"><text:span text:style-name="T7">jquery.tablesorter.js</text:span></text:p>
            </text:list-item>
            <text:list-item>
              <text:p text:style-name="P30"><text:span text:style-name="T7">jquery-latest.js</text:span></text:p>
            </text:list-item>
          </text:list>
        </text:list-item>
        <text:list-item>
          <text:p text:style-name="P30"><text:span text:style-name="T7">Modification de fichier index.php en ajoutant ces lignes dans la balise head.</text:span></text:p>
        </text:list-item>
      </text:list>
      <text:p text:style-name="P29"><text:span text:style-name="T7"><text:tab/> <text:s text:c="8"/>&lt;!--Modification pour table dynamique ajouté par an et se --&gt; <text:s text:c="3"/></text:span></text:p>
      <text:p text:style-name="P29"><text:span text:style-name="T7"><text:tab/><text:tab/><text:tab/>&lt;script type="text/javascript" src="js/jquery-latest.js"&gt;&lt;/script&gt;</text:span></text:p>
      <text:p text:style-name="P29"><text:span text:style-name="T7"><text:tab/><text:tab/><text:tab/>&lt;script type="text/javascript" src="js/jquery.tablesorter.js"&gt;&lt;/script&gt;</text:span></text:p>
      <text:p text:style-name="P29"><text:span text:style-name="T7"><text:tab/><text:tab/><text:tab/>&lt;script type="text/javascript" id="js"&gt;$(document).ready(function() {</text:span></text:p>
      <text:p text:style-name="P29"><text:span text:style-name="T7"><text:tab/><text:tab/>$("#tableau_triable").tablesorter({</text:span></text:p>
      <text:p text:style-name="P29"><text:span text:style-name="T7"><text:tab/><text:tab/>sortList: [[0,0]]</text:span></text:p>
      <text:p text:style-name="P29"><text:span text:style-name="T7"><text:tab/>});</text:span></text:p>
      <text:p text:style-name="P29"><text:span text:style-name="T7">});&lt;/script&gt;</text:span></text:p>
      <text:p text:style-name="P29"><text:span text:style-name="T7"/></text:p>
      <text:list xml:id="list1491136769" text:style-name="L20">
        <text:list-item>
          <text:p text:style-name="P31"><text:span text:style-name="T8">pour ajouter la fonctionalité de tri de tableau dynamique, il suffit de modifier la balise «table» comme suit: <text:s text:c="2"/></text:span></text:p>
          <text:p text:style-name="P31"><text:span text:style-name="T8">&lt;table id="tableau_triable" class="tablesorter" border="0" cellpadding="1" cellspacing="1"&gt;</text:span></text:p>
        </text:list-item>
        <text:list-item>
          <text:p text:style-name="P31"><text:span text:style-name="T8">et ajouter les balise &lt;th&gt; pour les titres.</text:span></text:p>
        </text:list-item>
      </text:list>
      <text:p text:style-name="P32"><text:span text:style-name="T8"/></text:p>
      <text:p text:style-name="P20"><text:span text:style-name="T18">Exportation des données en CSV</text:span><text:span text:style-name="T17">:</text:span></text:p>
      <text:p text:style-name="P20"><text:span text:style-name="T17"/></text:p>
      <text:list xml:id="list744545845" text:style-name="L21">
        <text:list-item>
          <text:p text:style-name="P33"><text:span text:style-name="T20">L'a</text:span><text:span text:style-name="T19">jout de fichier </text:span><text:span text:style-name="T10">export_csv.php</text:span><text:span text:style-name="T19"> dans le dossier </text:span><text:span text:style-name="T10">actions </text:span><text:span text:style-name="T20">qui permet de gerer l'export des tables en CSV.</text:span></text:p>
        </text:list-item>
        <text:list-item>
          <text:p text:style-name="P34"><text:span text:style-name="T20">Exemple pour la page «interface/listeEtudiantsParFormationParSecr_act.php» </text:span></text:p>
        </text:list-item>
      </text:list>
      <text:p text:style-name="P35"><text:span text:style-name="T20"><text:tab/>&lt;?php<text:tab/><text:tab/>$csv_hdr = "Nom; Prenom; Email; Ville; Entreprise";</text:span></text:p>
      <text:p text:style-name="P35"><text:span text:style-name="T20"><text:tab/><text:tab/><text:tab/>$csv_output=""; <text:s text:c="2"/>?&gt;</text:span></text:p>
      <text:p text:style-name="P35"><text:span text:style-name="T20"/></text:p>
      <text:p text:style-name="P35"><text:span text:style-name="T20"><text:s/>&lt;form action="&lt;?php echo ABS_START_URL;?&gt;/actions/export_csv.php" method="post" &gt;</text:span></text:p>
      <text:p text:style-name="P35"><text:span text:style-name="T20"><text:tab/><text:tab/> <text:s text:c="3"/>&lt;input type="submit" value="Export table to CSV"&gt;</text:span></text:p>
      <text:p text:style-name="P35"><text:span text:style-name="T20"><text:tab/><text:tab/> <text:s text:c="3"/>&lt;input type="hidden" value="&lt;? echo $csv_hdr; ?&gt;" name="csv_hdr"&gt;</text:span></text:p>
      <text:p text:style-name="P35"><text:span text:style-name="T20"><text:tab/><text:tab/> <text:s text:c="3"/>&lt;input type="hidden" value="&lt;? echo $csv_output; ?&gt;" name="csv_output"&gt;</text:span></text:p>
      <text:p text:style-name="P35"><text:span text:style-name="T20"/></text:p>
      <text:p text:style-name="P35"><text:span text:style-name="T20">Ce bout de code permet de genrer a la sortie un table au <text:s/>format CSV contient les données de la table affiché dans la page <text:s/>«listeEtudiantsParFormationParSecr_act.php»</text:span></text:p>
      <text:p text:style-name="P35"><text:span text:style-name="T20"/></text:p>
      <text:p text:style-name="P23"><text:span text:style-name="T24">PDO :</text:span></text:p>
      <text:list xml:id="list1514080272" text:style-name="L26">
        <text:list-item>
          <text:p text:style-name="P39"><text:span text:style-name="T24">Ajout de nouveau dossier «dbmngtPDO» qui contient les fichiers :</text:span></text:p>
        </text:list-item>
        <text:list-item>
          <text:p text:style-name="P39"><text:span text:style-name="T24">« connectPDO.php » qui permet de gerer la connexion à la base de données.</text:span></text:p>
        </text:list-item>
        <text:list-item>
          <text:p text:style-name="P39"><text:span text:style-name="T24">« queriesPDO.php » qui </text:span><text:span text:style-name="T25">contient les requetes pour</text:span><text:span text:style-name="T24"> gerer les opréation CRUD en PDO </text:span></text:p>
        </text:list-item>
      </text:list>
      <text:p text:style-name="P40"><text:span text:style-name="T24"/></text:p>
      <text:list xml:id="list1938775992" text:continue-numbering="true" text:style-name="L26">
        <text:list-header>
          <text:p text:style-name="P39"><text:span text:style-name="T24"/></text:p>
        </text:list-header>
      </text:list>
      <text:p text:style-name="P21"><text:span text:style-name="T21">Role secrétaire:</text:span></text:p>
      <text:p text:style-name="P21"><text:span text:style-name="T21"/></text:p>
      <text:p text:style-name="P22"><text:span text:style-name="T23">Modification pour introduire le rôle de secrétaire dans l'application</text:span></text:p>
      <text:list xml:id="list2141109536" text:style-name="L23">
        <text:list-item>
          <text:p text:style-name="P60"><text:span text:style-name="T14">Modification de fichier <text:s/>«config/auth.ini» en ajoutant la ligne ce_dessous: </text:span></text:p>
          <text:p text:style-name="P60"><text:soft-page-break/><text:span text:style-name="T14">/<text:tab/>* ajout de role secr par an et se 04/2013 */ </text:span></text:p>
          <text:p text:style-name="P36"><text:span text:style-name="T21"><text:tab/>define('SECR_ROLE','SECR');</text:span></text:p>
        </text:list-item>
        <text:list-item>
          <text:p text:style-name="P37"><text:span text:style-name="T22">Modification de fichier interface/welcome_act.php en ajoutant ce test:</text:span></text:p>
          <text:p text:style-name="P37"><text:span text:style-name="T22">if (hasRole(SECR_ROLE)) require_once (ABS_START_PATH."/interface/welcomeSecraitaire_act.php");</text:span></text:p>
        </text:list-item>
        <text:list-item>
          <text:p text:style-name="P37"><text:span text:style-name="T22">Modification de fichier «config/main.ini» en ajoutant le mode secr</text:span><text:span text:style-name="T23">é</text:span><text:span text:style-name="T22">taire :</text:span></text:p>
          <text:p text:style-name="P37"><text:span text:style-name="T22">define('SECR_MODE','secr');</text:span></text:p>
        </text:list-item>
        <text:list-item>
          <text:p text:style-name="P37"><text:span text:style-name="T22">Modification dans le fichier « secure/auth.php» :</text:span></text:p>
        </text:list-item>
      </text:list>
      <text:list xml:id="list1356729182" text:style-name="L24">
        <text:list-item>
          <text:p text:style-name="P61"><text:span text:style-name="T15">Ajout de la fonction « function checkSecrRole($user) »</text:span></text:p>
        </text:list-item>
        <text:list-item>
          <text:p text:style-name="P61"><text:span text:style-name="T15">Modification de la fonction : « function checkProfRole($user) »</text:span></text:p>
        </text:list-item>
      </text:list>
      <text:list xml:id="list716658283" text:continue-list="list2141109536" text:style-name="L23">
        <text:list-header>
          <text:p text:style-name="P37"><text:span text:style-name="T22"><text:s text:c="2"/><text:tab/>$queryString = "select profCle from membre where profCle like '".$user."' and <text:tab/>fonction not like 'secretaire';";</text:span></text:p>
        </text:list-header>
        <text:list-item>
          <text:p text:style-name="P37"><text:span text:style-name="T22">Ajout de nouveau fichier « functSecrMeu » dans le dossier <text:s/>« main »</text:span></text:p>
        </text:list-item>
        <text:list-item>
          <text:p text:style-name="P37"><text:span text:style-name="T22">Ajout de nouveau fichier interface/welcomeSecretaire_act</text:span></text:p>
        </text:list-item>
      </text:list>
      <text:p text:style-name="P38"><text:span text:style-name="T22"/></text:p>
      <text:p text:style-name="P23"><text:span text:style-name="T28">On</text:span><text:span text:style-name="T25">glet etudiant par formation</text:span></text:p>
      <text:p text:style-name="P23"><text:span text:style-name="T25"/></text:p>
      <text:list xml:id="list1529464526" text:style-name="L27">
        <text:list-item>
          <text:p text:style-name="P41"><text:span text:style-name="T25">Ajout de fichier «interface/listeEtudiantsParFormationParSecr_act.php» qui permet de lister les étudiants </text:span><text:span text:style-name="T26">actifs </text:span><text:span text:style-name="T25">par formation.</text:span></text:p>
        </text:list-item>
        <text:list-item>
          <text:p text:style-name="P42"><text:span text:style-name="T25">Ajout de fichier «interface/</text:span><text:span text:style-name="T26">listeEtudiantsParFormationParSecrInnactifs_act</text:span><text:span text:style-name="T25">.php» qui permet de lister les étudiants </text:span><text:span text:style-name="T27">in</text:span><text:span text:style-name="T26">actifs </text:span><text:span text:style-name="T25">par formation.</text:span></text:p>
        </text:list-item>
        <text:list-item>
          <text:p text:style-name="P43"><text:span text:style-name="T28">Ajout de fichier <text:s/>«actions/desactiverEtudSecr_act.php» pour l'action de désactiver un étudiant et le fichier &lt;actions/activerEtudSecr_act.php » pour l'action de activer un étudiant.</text:span></text:p>
        </text:list-item>
        <text:list-item>
          <text:p text:style-name="P43"><text:span text:style-name="T28">Ajout de fichier «actions/supprimerEtudSecr_act.php » pour l'action de supprimer un étudiant.</text:span></text:p>
        </text:list-item>
      </text:list>
      <text:p text:style-name="P44"><text:span text:style-name="T28"/></text:p>
      <text:p text:style-name="P24"><text:span text:style-name="T28">On</text:span><text:span text:style-name="T25">glet etudiant par formation</text:span></text:p>
      <text:p text:style-name="P24"><text:span text:style-name="T25"/></text:p>
      <text:list xml:id="list256508212" text:style-name="L29">
        <text:list-item>
          <text:p text:style-name="P45"><text:span text:style-name="T28">Ajout de fichier «interface/listeEtudiantsParEntrepriseParSecr_act.php » qui permet de lister la liste des étudiants actifs par entreprise.</text:span></text:p>
        </text:list-item>
        <text:list-item>
          <text:p text:style-name="P45"><text:span text:style-name="T28">Ajout de fichier « interface/modifAdresseEntreprise_act.php » pour la modification de l'adresse de bureau.</text:span></text:p>
          <text:p text:style-name="P45"><text:span text:style-name="T28"/></text:p>
        </text:list-item>
      </text:list>
      <text:p text:style-name="P25"><text:span text:style-name="T28">On</text:span><text:span text:style-name="T25">glet etudiant par formation</text:span></text:p>
      <text:p text:style-name="P25"><text:span text:style-name="T25"/></text:p>
      <text:list xml:id="list798883112" text:style-name="L30">
        <text:list-item>
          <text:p text:style-name="P46"><text:span text:style-name="T29">Ajout de fichier « interface/listeEtudiantParTuteurParSecr_act.php » qui permet de lister la liste des étudiants par tuteur.</text:span></text:p>
        </text:list-item>
      </text:list>
      <text:p text:style-name="P47"><text:span text:style-name="T30"/></text:p>
      <text:p text:style-name="P26"><text:span text:style-name="T30">Onglet reférent par entreprise :</text:span></text:p>
      <text:p text:style-name="P26"><text:span text:style-name="T30"/></text:p>
      <text:list xml:id="list524542785" text:style-name="L31">
        <text:list-item>
          <text:p text:style-name="P48"><text:span text:style-name="T30">Ajout de fichier « interface/listeReferentsParEntrepriseParSecr</text:span><text:span text:style-name="T29">_</text:span><text:span text:style-name="T30">act.php » </text:span><text:span text:style-name="T31">qui permet de lister la liste des referents par entreprise.</text:span></text:p>
        </text:list-item>
      </text:list>
      <text:p text:style-name="P47"><text:span text:style-name="T31"/></text:p>
      <text:p text:style-name="P27"><text:span text:style-name="T31">Onglet gestion des bureaux :</text:span></text:p>
      <text:p text:style-name="P49"><text:span text:style-name="T31"/></text:p>
      <text:list xml:id="list478823026" text:style-name="L32">
        <text:list-item>
          <text:p text:style-name="P50"><text:span text:style-name="T31">Modification de fichier « interface/gestionBureaux_act.php »</text:span></text:p>
        </text:list-item>
      </text:list>
      <text:p text:style-name="P49"><text:span text:style-name="T31"/></text:p>
      <text:p text:style-name="P49"><text:span text:style-name="T31"/></text:p>
      <text:p text:style-name="P49"><text:span text:style-name="T31"/></text:p>
      <text:p text:style-name="P49"><text:span text:style-name="T31"/></text:p>
      <text:p text:style-name="P49"><text:span text:style-name="T31"/></text:p>
      <text:p text:style-name="P27"><text:soft-page-break/><text:span text:style-name="T21">Role </text:span><text:span text:style-name="T31">admin</text:span><text:span text:style-name="T21">:</text:span></text:p>
      <text:p text:style-name="P27"><text:span text:style-name="T21"/></text:p>
      <text:p text:style-name="P27"><text:span text:style-name="T31">Onglet gestion de tuteurs universitaires:</text:span></text:p>
      <text:p text:style-name="P27"><text:span text:style-name="T31"/></text:p>
      <text:list xml:id="list1454937413" text:style-name="L33">
        <text:list-item>
          <text:p text:style-name="P51"><text:span text:style-name="T31">Ajout de fichier « interface/gestionTuteurs_act.php » qui permet de gerer les tuteurs universitaires actifs.</text:span></text:p>
        </text:list-item>
        <text:list-item>
          <text:p text:style-name="P51"><text:span text:style-name="T31">Ajout de fichier «interface/gestionTuteursInactifs_act.php » qui permet de gerer les tuteurs universitaires inactifs.</text:span></text:p>
        </text:list-item>
        <text:list-item>
          <text:p text:style-name="P51"><text:span text:style-name="T31">Ajout de fichier «interface/inscrireTuteur_act.php » qui permet d'inscrire un nouveau tuteur.</text:span></text:p>
          <text:p text:style-name="P52"><text:span text:style-name="T32">Pour cela nous avons fait des modification dans la requte « faireInscrireTuteur » dans le fichier « dbmngt/inscrire.php »</text:span></text:p>
        </text:list-item>
        <text:list-item>
          <text:p text:style-name="P53"><text:span text:style-name="T33">Ajout de fichier « interface/modifTuteur_act.php » qui permet de modifer un tuteur.</text:span></text:p>
        </text:list-item>
        <text:list-item>
          <text:p text:style-name="P54"><text:span text:style-name="T34">Ajout de fichier »interface/desactiverTuteur_act.php » qui permet de desactiver un tuteur.</text:span></text:p>
          <text:p text:style-name="P54"><text:span text:style-name="T3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rebuchet MS" svg:font-family="'Trebuchet MS'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 </meta:initial-creator>
    <meta:creation-date>2013-05-29T11:28:34</meta:creation-date>
    <dc:date>2013-05-29T16:35:08</dc:date>
    <dc:creator>an </dc:creator>
    <meta:editing-duration>PT2H49M52S</meta:editing-duration>
    <meta:editing-cycles>12</meta:editing-cycles>
    <meta:generator>LibreOffice/3.6$Linux_x86 LibreOffice_project/360m1$Build-2</meta:generator>
    <meta:document-statistic meta:table-count="0" meta:image-count="0" meta:object-count="0" meta:page-count="4" meta:paragraph-count="105" meta:word-count="938" meta:character-count="7094" meta:non-whitespace-character-count="6104"/>
  </office:meta>
</office:document-meta>
</file>